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outline1">
      <style:graphic-properties fo:min-height="5.576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1.2cm" svg:y="6.503cm" presentation:class="title" presentation:user-transformed="true">
          <draw:text-box>
            <text:p>Web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2.179cm" svg:x="1.2cm" svg:y="2.6cm" presentation:class="outline" presentation:user-transformed="true">
          <draw:text-box>
            <text:list text:style-name="L2">
              <text:list-header>
                <text:p><text:a xlink:href="http://localhost:8000/cgi-bin/wall.py" xlink:type="simple">http://localhost:8000/cgi-bin/wall.py</text:a><text:s/>-это сайт ,за основу которого взят Twitter.</text:p>
                <text:p>Чтобы им ползоваться нужно просто зарегестрироваться. После этого можно будет размещать посты и общаться с другими пользователями.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2.179cm" svg:x="1.201cm" svg:y="2.6cm" presentation:class="outline" presentation:user-transformed="true">
          <draw:text-box>
            <text:list text:style-name="L2">
              <text:list-header>
                <text:p>Теперь стоит перейти к сайту.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2" draw:layer="layout" svg:width="17.8cm" svg:height="2.686cm" svg:x="5.2cm" svg:y="9.2cm" presentation:class="outline" presentation:user-transformed="true">
          <draw:text-box>
            <text:list text:style-name="L2">
              <text:list-header>
                <text:p text:style-name="P2"><text:span text:style-name="T1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30T08:45:32.207064149</meta:creation-date>
    <meta:editing-duration>PT5M8S</meta:editing-duration>
    <meta:editing-cycles>2</meta:editing-cycles>
    <meta:generator>LibreOffice/6.0.6.2$Linux_X86_64 LibreOffice_project/00m0$Build-2</meta:generator>
    <dc:title>Blue Curve</dc:title>
    <dc:date>2019-04-30T09:00:48.275889981</dc:date>
    <meta:document-statistic meta:object-count="47"/>
  </office:meta>
</office:document-meta>
</file>